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44.80948257" calcext:value-type="float">
            <text:p>44,80948257</text:p>
          </table:table-cell>
          <table:table-cell office:value-type="float" office:value="0.01922650076" calcext:value-type="float">
            <text:p>0,0192265008</text:p>
          </table:table-cell>
          <table:table-cell office:value-type="float" office:value="0.005959007423" calcext:value-type="float">
            <text:p>0,0059590074</text:p>
          </table:table-cell>
          <table:table-cell office:value-type="float" office:value="0.002586602001" calcext:value-type="float">
            <text:p>0,0025866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53" calcext:value-type="float">
            <text:p>16653</text:p>
          </table:table-cell>
          <table:table-cell office:value-type="float" office:value="2.377416134" calcext:value-type="float">
            <text:p>2,377416134</text:p>
          </table:table-cell>
          <table:table-cell office:value-type="float" office:value="0.270981878" calcext:value-type="float">
            <text:p>0,270981878</text:p>
          </table:table-cell>
          <table:table-cell office:value-type="float" office:value="0.001339814276" calcext:value-type="float">
            <text:p>0,0013398143</text:p>
          </table:table-cell>
          <table:table-cell office:value-type="float" office:value="0.0001869508269" calcext:value-type="float">
            <text:p>0,00018695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736" calcext:value-type="float">
            <text:p>16736</text:p>
          </table:table-cell>
          <table:table-cell office:value-type="float" office:value="2.100045443" calcext:value-type="float">
            <text:p>2,100045443</text:p>
          </table:table-cell>
          <table:table-cell office:value-type="float" office:value="0.3080641031" calcext:value-type="float">
            <text:p>0,3080641031</text:p>
          </table:table-cell>
          <table:table-cell office:value-type="float" office:value="0.0003721853427" calcext:value-type="float">
            <text:p>0,0003721853</text:p>
          </table:table-cell>
          <table:table-cell table:style-name="ce1" office:value-type="float" office:value="0.00003101544644" calcext:value-type="float">
            <text:p>3,10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776" calcext:value-type="float">
            <text:p>16776</text:p>
          </table:table-cell>
          <table:table-cell office:value-type="float" office:value="1.955914855" calcext:value-type="float">
            <text:p>1,955914855</text:p>
          </table:table-cell>
          <table:table-cell office:value-type="float" office:value="0.3317204714" calcext:value-type="float">
            <text:p>0,3317204714</text:p>
          </table:table-cell>
          <table:table-cell office:value-type="float" office:value="0.0004023148504" calcext:value-type="float">
            <text:p>0,0004023149</text:p>
          </table:table-cell>
          <table:table-cell table:style-name="ce1" office:value-type="float" office:value="0.00003094729618" calcext:value-type="float">
            <text:p>3,09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793" calcext:value-type="float">
            <text:p>16793</text:p>
          </table:table-cell>
          <table:table-cell office:value-type="float" office:value="1.864355445" calcext:value-type="float">
            <text:p>1,864355445</text:p>
          </table:table-cell>
          <table:table-cell office:value-type="float" office:value="0.3487627208" calcext:value-type="float">
            <text:p>0,3487627208</text:p>
          </table:table-cell>
          <table:table-cell office:value-type="float" office:value="0.0002782501106" calcext:value-type="float">
            <text:p>0,0002782501</text:p>
          </table:table-cell>
          <table:table-cell table:style-name="ce1" office:value-type="float" office:value="0.00003091667895" calcext:value-type="float">
            <text:p>3,09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810" calcext:value-type="float">
            <text:p>16810</text:p>
          </table:table-cell>
          <table:table-cell office:value-type="float" office:value="1.799567461" calcext:value-type="float">
            <text:p>1,799567461</text:p>
          </table:table-cell>
          <table:table-cell office:value-type="float" office:value="0.3619357646" calcext:value-type="float">
            <text:p>0,3619357646</text:p>
          </table:table-cell>
          <table:table-cell office:value-type="float" office:value="0.0001853224676" calcext:value-type="float">
            <text:p>0,0001853225</text:p>
          </table:table-cell>
          <table:table-cell table:style-name="ce1" office:value-type="float" office:value="0.00009266123379" calcext:value-type="float">
            <text:p>9,27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826" calcext:value-type="float">
            <text:p>16826</text:p>
          </table:table-cell>
          <table:table-cell office:value-type="float" office:value="1.75054574" calcext:value-type="float">
            <text:p>1,75054574</text:p>
          </table:table-cell>
          <table:table-cell office:value-type="float" office:value="0.3725933135" calcext:value-type="float">
            <text:p>0,3725933135</text:p>
          </table:table-cell>
          <table:table-cell office:value-type="float" office:value="0.0002468907333" calcext:value-type="float">
            <text:p>0,0002468907</text:p>
          </table:table-cell>
          <table:table-cell table:style-name="ce1" office:value-type="float" office:value="0.00006172268331" calcext:value-type="float">
            <text:p>6,17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845" calcext:value-type="float">
            <text:p>16845</text:p>
          </table:table-cell>
          <table:table-cell office:value-type="float" office:value="1.711727262" calcext:value-type="float">
            <text:p>1,711727262</text:p>
          </table:table-cell>
          <table:table-cell office:value-type="float" office:value="0.3814943433" calcext:value-type="float">
            <text:p>0,3814943433</text:p>
          </table:table-cell>
          <table:table-cell office:value-type="float" office:value="0.0003082899202" calcext:value-type="float">
            <text:p>0,0003082899</text:p>
          </table:table-cell>
          <table:table-cell table:style-name="ce1" office:value-type="float" office:value="0.00003082899275" calcext:value-type="float">
            <text:p>3,08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882" calcext:value-type="float">
            <text:p>16882</text:p>
          </table:table-cell>
          <table:table-cell office:value-type="float" office:value="1.679960489" calcext:value-type="float">
            <text:p>1,679960489</text:p>
          </table:table-cell>
          <table:table-cell office:value-type="float" office:value="0.389105022" calcext:value-type="float">
            <text:p>0,389105022</text:p>
          </table:table-cell>
          <table:table-cell office:value-type="float" office:value="0.0002769486455" calcext:value-type="float">
            <text:p>0,0002769486</text:p>
          </table:table-cell>
          <table:table-cell table:style-name="ce1" office:value-type="float" office:value="0.00006154414586" calcext:value-type="float">
            <text:p>6,15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906" calcext:value-type="float">
            <text:p>16906</text:p>
          </table:table-cell>
          <table:table-cell office:value-type="float" office:value="1.653308034" calcext:value-type="float">
            <text:p>1,653308034</text:p>
          </table:table-cell>
          <table:table-cell office:value-type="float" office:value="0.3957312703" calcext:value-type="float">
            <text:p>0,3957312703</text:p>
          </table:table-cell>
          <table:table-cell office:value-type="float" office:value="0.0001536523196" calcext:value-type="float">
            <text:p>0,0001536523</text:p>
          </table:table-cell>
          <table:table-cell table:style-name="ce1" office:value-type="float" office:value="0.00003073046173" calcext:value-type="float">
            <text:p>3,07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6.1702323433" calcext:value-type="float">
            <text:p>6,1702323433</text:p>
          </table:table-cell>
          <table:table-cell table:formula="of:=AVERAGE([.D2:.D11])" office:value-type="float" office:value="0.317961538776" calcext:value-type="float">
            <text:p>0,3179615388</text:p>
          </table:table-cell>
          <table:table-cell table:formula="of:=AVERAGE([.E2:.E11])" office:value-type="float" office:value="0.00095226760889" calcext:value-type="float">
            <text:p>0,0009522676</text:p>
          </table:table-cell>
          <table:table-cell table:formula="of:=AVERAGE([.F2:.F11])" office:value-type="float" office:value="0.000314391976691" calcext:value-type="float">
            <text:p>0,000314392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04:44.212565399</dc:date>
    <meta:document-statistic meta:table-count="1" meta:cell-count="70" meta:object-count="0"/>
    <meta:generator>LibreOffice/4.1.4.2$Linux_X86_64 LibreOffice_project/410m0$Build-2</meta:generator>
  </office:meta>
</office:document-meta>
</file>